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23_20-52-1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5-24_03-15-28_000.jpg</text:p>
          </table:table-cell>
          <table:table-cell table:style-name="ce26" office:value-type="string">
            <text:p>:m :PHOTO 寝た時刻 / 2023 / オナニー、未了、duration=1h20m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5-24_07-40-3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5-24_07-48-5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5-24_12-04-53_000.jpg</text:p>
          </table:table-cell>
          <table:table-cell table:style-name="ce26" office:value-type="string">
            <text:p>:m 1*1 RES / JVEMV6 64#238_maeno / 『微粒子から探る物性七変化』 著者=前野昌弘,校注=~ / p.195 / w=,topic=~,publisher=~,other=memo+:酢酸ビニル；memo+:ポリ酢酸ビニル；calc+:ポリ酢酸ビニル：１分子：寸法；conc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238_maeno / 『微粒子から探る物性七変化』 著者=前野昌弘,校注=~ / p.195 / w=,topic=~,publisher=~,other=memo+:酢酸ビニル；memo+:ポリ酢酸ビニル；calc+:ポリ酢酸ビニル：１分子：寸法；conc+">
            <text:p>:m 1*1 RES / JVEMV6 64#238_maeno / 『微粒子から探る物性七変化』 著者=前野昌弘,校注=~ / p.195 / w=,topic=~,publisher=~,other=memo+:酢酸ビニル；memo+:ポリ酢酸ビニル；calc+:ポリ酢酸ビニル：１分子：寸法；conc+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5-24_13-17-2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5-24_14-50-3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tech:音の強弱。喉を使う；comment+:喉を使って、強弱をつける。甲音から乙音へ下がるとき、乙音が、ボリュームが、比較して、大きく、いわば、吹き上がる。のを、抑えられる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m 1*1 RES / JVEMV6 64#238_maeno / 『微粒子から探る物性七変化』 著者=前野昌弘,校注=~ / p.195 / w=,topic=,publisher=~,other=memo+:アクリル酸；memo+:メタクリル酸；memo+:EVA（エチレン酢酸ビニル）">
            <text:p>:m 1*1 RES / JVEMV6 64#238_maeno / 『微粒子から探る物性七変化』 著者=前野昌弘,校注=~ / p.195 / w=,topic=,publisher=~,other=memo+:アクリル酸；memo+:メタクリル酸；memo+:EVA（エチレン酢酸ビニル）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5-24_14-51-34_000.mp4</text:p>
          </table:table-cell>
          <table:table-cell table:style-name="ce26" office:value-type="string">
            <text:p>:VIDEO / 記録 / topic=様子：自分 / for=笛を吹いたあとの、自分の様子。どんなものか、撮ってみた。篠笛,file-id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記録 / topic=様子：自分 / for=笛を吹いたあとの、自分の様子。どんなものか、撮ってみた。篠笛,file-id=~,other=~">
            <text:p>:VIDEO / 記録 / topic=様子：自分 / for=笛を吹いたあとの、自分の様子。どんなものか、撮ってみた。篠笛,file-id=~,other=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24_16-44-14_000.jpg</text:p>
          </table:table-cell>
          <table:table-cell table:style-name="ce26" office:value-type="string">
            <text:p>:m 1*1 RES / JVEMV6 64#238_maeno / 『微粒子から探る物性七変化』 著者=前野昌弘,校注=~ / p.195 / w=,topic=,publisher=~,other=memo+:アクリル酸；memo+:メタクリル酸；memo+:EVA（エチレン酢酸ビニル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1 RES / JVEMV6 64#238_maeno / 『微粒子から探る物性七変化』 著者=前野昌弘,校注=~ / p.195 / w=,topic=,publisher=~,other=memo+:アクリル酸；memo+:メタクリル酸；memo+:EVA（エチレン酢酸ビニル）">
            <text:p>:m 1*1 RES / JVEMV6 64#238_maeno / 『微粒子から探る物性七変化』 著者=前野昌弘,校注=~ / p.195 / w=,topic=,publisher=~,other=memo+:アクリル酸；memo+:メタクリル酸；memo+:EVA（エチレン酢酸ビニル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2023/05/24</text:date>, <text:time>19:0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4T19:02:54.81</dc:date>
    <dc:creator>iwabuchi ken</dc:creator>
    <meta:editing-duration>P56DT17H12M7S</meta:editing-duration>
    <meta:editing-cycles>18578</meta:editing-cycles>
    <meta:document-statistic meta:table-count="2" meta:cell-count="919" meta:object-count="0"/>
    <meta:user-defined meta:name="qrichtext">1</meta:user-defined>
  </office:meta>
</office:document-meta>
</file>